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éhension de contenu</text:p>
      <text:p text:style-name="Standard">FOM tente de comprendre l'intention de l'auteur de la publication. Les fonctionnalités d'un objet reflète l'intention de l'auteur. <text:s/></text:p>
      <text:p text:style-name="Standard"/>
      <text:list xml:id="list593679598" text:style-name="L1">
        <text:list-item>
          <text:p text:style-name="P1">Basic Fom est basé sur <text:span text:style-name="T2">les p</text:span><text:span text:style-name="T1">ropriétés fonctionnelles</text:span> de l'objet</text:p>
          <text:list>
            <text:list-item>
              <text:p text:style-name="P2"><text:span text:style-name="T6">Basic Fom of </text:span>Basic Object<text:span text:style-name="T7"> :</text:span></text:p>
            </text:list-item>
          </text:list>
          <text:p text:style-name="P1">Les fonctionnalités de base : fournit des informations sémantiques, dirige l'utilisateur vers d'autre objets, permet une interface de communication, améliore l’esthétisme. </text:p>
          <text:list text:continue-numbering="true">
            <text:list-item>
              <text:p text:style-name="P1"><text:span text:style-name="T3">Basic Fom</text:span><text:span text:style-name="T5"> of </text:span><text:span text:style-name="T4">Composite Object</text:span><text:span text:style-name="T7"> :</text:span>ensemble d'objets qui ensemble réalise certaine fonction.</text:p>
              <text:p text:style-name="P1">Règle de classification </text:p>
              <text:p text:style-name="P1"/>
            </text:list-item>
          </text:list>
        </text:list-item>
      </text:list>
      <text:p text:style-name="Standard"/>
      <text:list xml:id="list1396305734" text:continue-numbering="true" text:style-name="L1">
        <text:list-item>
          <text:p text:style-name="P1">Specific Fom est basé sur <text:span text:style-name="T1">la catégorie</text:span> de l'obj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4-23T09:20:18</meta:creation-date>
    <dc:date>2014-04-23T11:03:39</dc:date>
    <dc:creator>Asus </dc:creator>
    <meta:editing-duration>PT1H42M40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1" meta:paragraph-count="8" meta:word-count="85" meta:character-count="585" meta:non-whitespace-character-count="507"/>
  </office:meta>
</office:document-meta>
</file>